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26cm" svg:height="6.748cm" svg:x="2.683cm" svg:y="2.125cm" svg:viewBox="0 0 4527 6749" svg:d="M2046 6027c896 72 1617-523 1941-839 185-182 545 404 422 536-173 182-579 808-2115 1007s-2617-1305-2207-3157c410-1851 1522-3414 2635-3557 1114-143 1655 657 1801 1112 57 180-566 850-669 513-289-939-1316-1128-1912-552-595 576-1177 1569-1297 2738s505 2127 1401 2199z">
          <text:p/>
        </draw:path>
        <draw:path draw:style-name="gr2" draw:text-style-name="P1" draw:layer="layout" svg:width="0.903cm" svg:height="0.661cm" draw:transform="rotate (-2.15757602131539) translate (7.3426577737704cm 3.3136151038324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7.4426577737704cm 7.33861510383241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27:14.551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